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2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ORO AQUINO JOEL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ICOLA MORO SERVICIOS GENERALES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JA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4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RO AQUINO JO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4185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9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0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0:1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3T20:49:3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